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0862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6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6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6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6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6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6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6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6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62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0862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6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6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6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6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6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6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6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6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62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ção</text:h>
      <text:p text:style-name="Standard">O objetivo deste documento é uma definição de algumas regras de codificação em C++. Os Programas a serem desenvolvidos devem seguir as seguintes regras e recomendações:</text:p>
      <text:list text:style-name="L2">
        <text:list-item>
          <text:p text:style-name="P3">Ter estilo consistente</text:p>
        </text:list-item>
        <text:list-item>
          <text:p text:style-name="P3">Fácil de ler e entender</text:p>
        </text:list-item>
        <text:list-item>
          <text:p text:style-name="P3">Ser portavel para outra arquiteturas</text:p>
        </text:list-item>
        <text:list-item>
          <text:p text:style-name="P3">Estar livre dos tipos comuns de erros</text:p>
        </text:list-item>
        <text:list-item>
          <text:p text:style-name="P3">Ser reutilizavel por outro programador</text:p>
        </text:list-item>
      </text:list>
      <text:p text:style-name="Standard"/>
      <text:h text:style-name="Heading_20_1" text:outline-level="1" text:is-list-header="true">Estruturas do código</text:h>
      <text:list text:style-name="L3">
        <text:list-item>
          <text:p text:style-name="P4">Extensões .cpp e .h</text:p>
        </text:list-item>
        <text:list-item>
          <text:p text:style-name="P4">Cada arquivo de include deve conter somente uma classe</text:p>
        </text:list-item>
        <text:list-item>
          <text:p text:style-name="P4">Cada arquivo deve incluir um mecanismo que impeça múltiplas inclusões do arquivo. Ex:</text:p>
          <text:list>
            <text:list-item>
              <text:p text:style-name="P4">#ifndef CLASSE_H</text:p>
            </text:list-item>
            <text:list-item>
              <text:p text:style-name="P4">#define CLASSE_H</text:p>
            </text:list-item>
            <text:list-item>
              <text:p text:style-name="P4">// Restante do código</text:p>
            </text:list-item>
            <text:list-item>
              <text:p text:style-name="P4">#endif</text:p>
            </text:list-item>
          </text:list>
        </text:list-item>
      </text:list>
      <text:p text:style-name="Standard"/>
      <text:h text:style-name="Heading_20_1" text:outline-level="1" text:is-list-header="true">Nomes</text:h>
      <text:list text:style-name="L4">
        <text:list-item>
          <text:p text:style-name="P5">Variáveis, constantes e funções sempre letras minúsculas</text:p>
        </text:list-item>
        <text:list-item>
          <text:p text:style-name="P5">Os tipos de dados abstractos, estruturas, typedefs e enumerações devem começar com letra maiúscula em seus nomes</text:p>
        </text:list-item>
        <text:list-item>
          <text:p text:style-name="P5">Não usar _ no começo do nome</text:p>
        </text:list-item>
        <text:list-item>
          <text:p text:style-name="P5">Nomes grande, sufixos ou compostos usar _ pra separar</text:p>
        </text:list-item>
        <text:list-item>
          <text:p text:style-name="P5">Variáveis muito utilizadas ter nome comprido pra identificar e facilitar o entendimento</text:p>
        </text:list-item>
      </text:list>
      <text:p text:style-name="Standard"/>
      <text:h text:style-name="Heading_20_1" text:outline-level="1" text:is-list-header="true">Classes e funções</text:h>
      <text:p text:style-name="Standard">class String : private Object</text:p>
      <text:p text:style-name="Standard">{</text:p>
      <text:p text:style-name="Standard"><text:tab/>public:</text:p>
      <text:p text:style-name="Standard"><text:tab/><text:tab/>String();<text:tab/>// Construtor default</text:p>
      <text:p text:style-name="Standard"><text:tab/><text:tab/>String( const String&amp; s );<text:tab/>// Construtor de copia</text:p>
      <text:p text:style-name="Standard"><text:tab/><text:tab/>unsigned length() const;</text:p>
      <text:p text:style-name="Standard"><text:tab/><text:tab/>// ...</text:p>
      <text:p text:style-name="Standard"><text:tab/><text:tab/>~String();<text:tab/>// Destrutor antes do protected</text:p>
      <text:p text:style-name="Standard"><text:tab/>protected:</text:p>
      <text:p text:style-name="Standard"><text:tab/><text:tab/>int check_index( unsigned index ) const;</text:p>
      <text:p text:style-name="Standard"><text:tab/><text:tab/>// ...</text:p>
      <text:p text:style-name="Standard"><text:tab/>private:</text:p>
      <text:p text:style-name="Standard"><text:tab/><text:tab/>unsigned no_chars;</text:p>
      <text:p text:style-name="Standard"><text:tab/><text:tab/>// ...</text:p>
      <text:p text:style-name="Standard">};</text:p>
      <text:list text:style-name="L5">
        <text:list-item>
          <text:p text:style-name="P6"><text:soft-page-break/>Public, protected e private nessa ordem assim como primeiro o Default constructor e depois o Copy e depois os outros</text:p>
        </text:list-item>
        <text:list-item>
          <text:p text:style-name="P6">Sempre utilizar tabs para fazer a indentação</text:p>
        </text:list-item>
        <text:list-item>
          <text:p text:style-name="P6">Dados sempre privates, usar gets para tê-los</text:p>
        </text:list-item>
      </text:list>
      <text:p text:style-name="Standard"/>
      <text:p text:style-name="Standard">class Special_Account : public Account</text:p>
      <text:p text:style-name="Standard">{</text:p>
      <text:p text:style-name="Standard"><text:tab/>public:</text:p>
      <text:p text:style-name="Standard"><text:tab/><text:tab/>int insert_money();</text:p>
      <text:p text:style-name="Standard"><text:tab/><text:tab/>// int get_amount_money(); <text:s/>Errado</text:p>
      <text:p text:style-name="Standard"><text:tab/><text:tab/>int get_amount_money() const;<text:tab/>// Correto, garante que os dados permanecam constantes</text:p>
      <text:p text:style-name="Standard"><text:tab/><text:tab/>// ...</text:p>
      <text:p text:style-name="Standard"><text:tab/>private:</text:p>
      <text:p text:style-name="Standard"><text:tab/><text:tab/>int moneyAmount;</text:p>
      <text:p text:style-name="Standard">};</text:p>
      <text:p text:style-name="Standard"/>
      <text:p text:style-name="Standard">// void funcao (); Errado</text:p>
      <text:p text:style-name="Standard">void funcao(); // Correto</text:p>
      <text:p text:style-name="Standard"/>
      <text:p text:style-name="Standard">// Correto:</text:p>
      <text:p text:style-name="Standard">int_du_capeta_da_boba_da_peste</text:p>
      <text:p text:style-name="Standard">myComplicatedFunction( unsigned unsignedValue,</text:p>
      <text:p text:style-name="Standard"><text:tab/>int intValue,</text:p>
      <text:p text:style-name="Standard"><text:tab/>char* charPointerValue,</text:p>
      <text:p text:style-name="Standard"><text:tab/>int* intPointerValue,</text:p>
      <text:p text:style-name="Standard"><text:tab/>myClass* myClassPointerValue,</text:p>
      <text:p text:style-name="Standard"><text:tab/>unsigned* unsignedPointerValue );</text:p>
      <text:p text:style-name="Standard"/>
      <text:p text:style-name="Standard">// Errado:</text:p>
      <text:p text:style-name="Standard">// int</text:p>
      <text:p text:style-name="Standard">// myComplicatedFunction( unsigned unsignedValue, int intValue,</text:p>
      <text:p text:style-name="Standard">//<text:tab/>char* charPointerValue, int* intPointerValue, myClass* myClassPointerValue,</text:p>
      <text:p text:style-name="Standard">//<text:tab/>unsigned* unsignedPointerValue );</text:p>
      <text:p text:style-name="Standard"/>
      <text:p text:style-name="Standard">// Errado tambem:</text:p>
      <text:p text:style-name="Standard">// myComplicatedFunction( unsigned unsignedValue, int intValue,char* charPointerValue, int* intPointerValue, myClass* myClassPointerValue,unsigned* unsignedPointerValue );</text:p>
      <text:p text:style-name="Standard"/>
      <text:p text:style-name="Standard">// Errado, sempre criar blocos</text:p>
      <text:p text:style-name="Standard">while ( /* Something */ );</text:p>
      <text:p text:style-name="Standard"/>
      <text:p text:style-name="Standard">// Correto, criar blocos com um item TODO em cima e END TODO em baixo</text:p>
      <text:p text:style-name="Standard">// TODO – Fazer alguma coisa nesse codigo</text:p>
      <text:p text:style-name="Standard">while ( /* Something */ )</text:p>
      <text:p text:style-name="Standard">{</text:p>
      <text:p text:style-name="Standard">// Empty !</text:p>
      <text:p text:style-name="Standard">}</text:p>
      <text:p text:style-name="Standard">//END TODO</text:p>
      <text:p text:style-name="Standard"><text:soft-page-break/>// void func(string a); <text:s text:c="2"/>Errado, chamada <text:s/>func(a) ineficiente pois cria uma nova varieável e depois a destroi</text:p>
      <text:p text:style-name="Standard">void func( string&amp; a ); <text:s text:c="2"/>// Correto, chamada func(a) eficiente, serve apenas para modificar o valor </text:p>
      <text:p text:style-name="Standard">void func( const string &amp;a ); <text:s/>// Correto, chamada func(a) eficiente e não modifica o valor</text:p>
      <text:p text:style-name="Standard"/>
      <text:h text:style-name="Heading_20_1" text:outline-level="1">Recomendações</text:h>
      <text:p text:style-name="Text_20_body">Sempre usar vector a arrays.</text:p>
      <text:p text:style-name="P2">Switch deve sempre ter um default.</text:p>
      <text:p text:style-name="Text_20_body">Nunca usar:</text:p>
      <text:list text:style-name="L7">
        <text:list-item>
          <text:p text:style-name="P1">GOTO</text:p>
        </text:list-item>
        <text:list-item>
          <text:p text:style-name="P1">MALLOC, realloc ou free</text:p>
        </text:list-item>
        <text:list-item>
          <text:p text:style-name="P1">Conversão de const para não-con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5T20:00:40</meta:creation-date>
    <dc:creator>Diogo</dc:creator>
    <dc:date>2008-10-15T20:38:43</dc:date>
    <meta:editing-cycles>24</meta:editing-cycles>
    <meta:editing-duration>PT38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6" meta:word-count="404" meta:character-count="2963"/>
  </office:meta>
</office:document-meta>
</file>